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1f1d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font-size="14pt" fo:font-weight="bold" officeooo:rsid="001c6043" officeooo:paragraph-rsid="001c6043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rsid="001c6043" officeooo:paragraph-rsid="001c6043"/>
    </style:style>
    <style:style style:name="P6" style:family="paragraph" style:parent-style-name="Text_20_body">
      <style:text-properties officeooo:paragraph-rsid="0011f1db"/>
    </style:style>
    <style:style style:name="T1" style:family="text">
      <style:text-properties officeooo:rsid="0019d0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Problema da affrontare ?</text:span></text:h>
      <text:p text:style-name="Text_20_body">Nei sistemi di <text:span text:style-name="Strong_20_Emphasis">calcolo ad alte prestazioni (HPC)</text:span>, le <text:span text:style-name="Strong_20_Emphasis">operazioni collettive di comunicazione</text:span> come <text:span text:style-name="Source_20_Text">MPI_Reduce</text:span>, <text:span text:style-name="Source_20_Text">MPI_AllReduce</text:span> o <text:span text:style-name="Source_20_Text">MPI_Bcast</text:span> sono fondamentali per la cooperazione tra i nodi durante l’esecuzione di applicazioni parallele. Tuttavia, queste operazioni sono spesso implementate con <text:span text:style-name="Strong_20_Emphasis">schemi generici</text:span> che non considerano la <text:span text:style-name="Strong_20_Emphasis">topologia della rete</text:span> sottostante.</text:p>
      <text:p text:style-name="Text_20_body">Questa mancanza di consapevolezza può compromettere l’<text:span text:style-name="Strong_20_Emphasis">efficienza</text:span> delle comunicazioni, soprattutto su <text:span text:style-name="Strong_20_Emphasis">supercomputer</text:span> moderni con topologie complesse, come la <text:span text:style-name="Strong_20_Emphasis">Dragonfly+</text:span>, utilizzata in molti sistemi <text:span text:style-name="Strong_20_Emphasis">exascale</text:span>. Le criticità principali riguardano:</text:p>
      <text:list text:style-name="L1">
        <text:list-item>
          <text:p text:style-name="P2"><text:span text:style-name="Strong_20_Emphasis">Congestione della rete</text:span>, dovuta al sovraccarico di alcuni collegamenti;</text:p>
        </text:list-item>
        <text:list-item>
          <text:p text:style-name="P2"><text:span text:style-name="Strong_20_Emphasis">Latenze elevate</text:span>, causate da percorsi non ottimali tra nodi e router;</text:p>
        </text:list-item>
        <text:list-item>
          <text:p text:style-name="P2"><text:span text:style-name="Strong_20_Emphasis">Scarso utilizzo della banda</text:span>, per via di una distribuzione inefficiente del traffico;</text:p>
        </text:list-item>
        <text:list-item>
          <text:p text:style-name="P2"><text:span text:style-name="Strong_20_Emphasis">Scalabilità limitata</text:span>, con problemi che peggiorano all’aumentare del numero di nodi, creando colli di bottiglia per l’intera applicazione.</text:p>
        </text:list-item>
      </text:list>
      <text:p text:style-name="Horizontal_20_Line"/>
      <text:h text:style-name="Heading_20_3" text:outline-level="3">Cos’è TE-CCL ?</text:h>
      <text:p text:style-name="Text_20_body"><text:span text:style-name="Strong_20_Emphasis">Transparent Edge Collective Communication Library (TE-CCL)</text:span> è una libreria sviluppata da <text:span text:style-name="Strong_20_Emphasis">Microsoft Research</text:span> per ottimizzare in modo <text:span text:style-name="Strong_20_Emphasis">automatico</text:span> e <text:span text:style-name="Strong_20_Emphasis">trasparente</text:span> le <text:span text:style-name="Strong_20_Emphasis">comunicazioni collettive</text:span> nei sistemi <text:span text:style-name="Strong_20_Emphasis">HPC</text:span>, con particolare attenzione a contesti <text:span text:style-name="Strong_20_Emphasis">distribuiti</text:span> ed <text:span text:style-name="Strong_20_Emphasis">eterogenei</text:span>.</text:p>
      <text:p text:style-name="Horizontal_20_Line"/>
      <text:h text:style-name="Heading_20_3" text:outline-level="3">Cosa fa TE-CCL ?</text:h>
      <text:p text:style-name="Text_20_body"><text:span text:style-name="Strong_20_Emphasis">TE-CCL</text:span> adotta un approccio <text:span text:style-name="Strong_20_Emphasis">topology-aware</text:span>, selezionando dinamicamente lo <text:span text:style-name="Strong_20_Emphasis">schema di comunicazione collettiva</text:span> più adatto in base alla <text:span text:style-name="Strong_20_Emphasis">struttura fisica della rete</text:span>. Non introduce nuovi algoritmi, ma utilizza <text:span text:style-name="Strong_20_Emphasis">schemi esistenti</text:span>, scelti in funzione della topologia.</text:p>
      <text:p text:style-name="Text_20_body">Il sistema analizza la <text:span text:style-name="Strong_20_Emphasis">gerarchia dei collegamenti</text:span>, le <text:span text:style-name="Strong_20_Emphasis">distanze tra nodi</text:span> e il numero di <text:span text:style-name="Strong_20_Emphasis">salti di rete</text:span> necessari. In base a questi parametri, identifica lo schema che offre le <text:span text:style-name="Strong_20_Emphasis">prestazioni migliori</text:span> in termini di <text:span text:style-name="Strong_20_Emphasis">latenza</text:span>, <text:span text:style-name="Strong_20_Emphasis">congestione</text:span> e <text:span text:style-name="Strong_20_Emphasis">utilizzo della banda</text:span>. La selezione può essere <text:span text:style-name="Strong_20_Emphasis">adattata</text:span> alla configurazione del sistema e al tipo di operazione collettiva.</text:p>
      <text:p text:style-name="Text_20_body">Inoltre, TE-CCL effettua una <text:span text:style-name="Strong_20_Emphasis">parametrizzazione dello schema</text:span> selezionato, ottimizzandolo ulteriormente per adattarsi alle <text:span text:style-name="Strong_20_Emphasis">condizioni attuali</text:span> del sistema. In questo modo, le comunicazioni collettive risultano più <text:span text:style-name="Strong_20_Emphasis">efficienti</text:span> rispetto a soluzioni generiche, grazie a una maggiore <text:span text:style-name="Strong_20_Emphasis">consapevolezza della topologia</text:span>.</text:p>
      <text:p text:style-name="Horizontal_20_Line"/>
      <text:h text:style-name="Heading_20_3" text:outline-level="3"><text:span text:style-name="Strong_20_Emphasis">Che modello usa TE-CCL ?</text:span></text:h>
      <text:p text:style-name="Text_20_body">TE-CCL si basa sulla <text:span text:style-name="Strong_20_Emphasis">modellazione come Multi-Commodity Flow (MCF)</text:span> per ottimizzare le comunicazioni collettive nei sistemi HPC. In questo approccio, la rete viene rappresentata come un <text:span text:style-name="Strong_20_Emphasis">grafo</text:span>, dove i <text:span text:style-name="Strong_20_Emphasis">nodi</text:span> corrispondono a processi o router, e gli <text:span text:style-name="Strong_20_Emphasis">archi</text:span> rappresentano i collegamenti fisici, ciascuno con una <text:span text:style-name="Strong_20_Emphasis">capacità limitata</text:span> (ad esempio, larghezza di banda).</text:p>
      <text:p text:style-name="Text_20_body"><text:soft-page-break/>Ogni <text:span text:style-name="Strong_20_Emphasis">flusso di comunicazione</text:span> tra coppie di nodi è trattato come una <text:span text:style-name="Strong_20_Emphasis">commodity distinta</text:span>. L’obiettivo è determinare come instradare simultaneamente tutti questi flussi attraverso la rete, <text:span text:style-name="Strong_20_Emphasis">rispettando i vincoli di capacità</text:span> e ottimizzando criteri come:</text:p>
      <text:list text:style-name="L2">
        <text:list-item>
          <text:p text:style-name="P3">la <text:span text:style-name="Strong_20_Emphasis">minimizzazione della congestione</text:span>,</text:p>
        </text:list-item>
        <text:list-item>
          <text:p text:style-name="P3">il <text:span text:style-name="Strong_20_Emphasis">bilanciamento del carico</text:span>,</text:p>
        </text:list-item>
        <text:list-item>
          <text:p text:style-name="P3">la <text:span text:style-name="Strong_20_Emphasis">riduzione della latenza</text:span> o del tempo di completamento.</text:p>
        </text:list-item>
      </text:list>
      <text:p text:style-name="Text_20_body">Questo modello consente a TE-CCL di rappresentare realisticamente la competizione tra flussi e di generare <text:span text:style-name="Strong_20_Emphasis">schemi di comunicazione ottimizzati</text:span>, adattabili alle caratteristiche strutturali e dinamiche della rete.</text:p>
      <text:p text:style-name="Horizontal_20_Line"/>
      <text:h text:style-name="Heading_20_3" text:outline-level="3"><text:span text:style-name="Strong_20_Emphasis"><text:span text:style-name="T1">Quale è il r</text:span></text:span><text:span text:style-name="Strong_20_Emphasis">uolo di Gurobi ?</text:span></text:h>
      <text:p text:style-name="Text_20_body">Una volta costruito il modello MCF, <text:span text:style-name="Strong_20_Emphasis">TE-CCL lo affida a Gurobi</text:span>, un potente <text:span text:style-name="Strong_20_Emphasis">solver di ottimizzazione matematica</text:span>, specializzato nella <text:span text:style-name="Strong_20_Emphasis">programmazione lineare</text:span> e <text:span text:style-name="Strong_20_Emphasis">intera mista</text:span>.</text:p>
      <text:p text:style-name="Text_20_body">TE-CCL si occupa di definire tutte le <text:span text:style-name="Strong_20_Emphasis">variabili</text:span> (ad esempio, quanta comunicazione passa su ciascun link) e i <text:span text:style-name="Strong_20_Emphasis">vincoli</text:span> (come le capacità massime dei collegamenti), traducendo il problema di instradamento in un <text:span text:style-name="Strong_20_Emphasis">modello risolvibile computazionalmente</text:span>.</text:p>
      <text:p text:style-name="Text_20_body">Gurobi prende in input questa rappresentazione e calcola una <text:span text:style-name="Strong_20_Emphasis">soluzione ottima</text:span>, cioè uno schema di comunicazione che rispetta i vincoli imposti e <text:span text:style-name="Strong_20_Emphasis">massimizza l’efficienza della rete</text:span>. Il risultato prodotto da Gurobi viene poi usato da TE-CCL per guidare le <text:span text:style-name="Strong_20_Emphasis">vere comunicazioni collettive</text:span> nel sistema HPC.</text:p>
      <text:p text:style-name="Text_20_body">Grazie a questa integrazione, TE-CCL riesce a generare <text:span text:style-name="Strong_20_Emphasis">automaticamente</text:span> soluzioni di comunicazione <text:span text:style-name="Strong_20_Emphasis">topology-aware</text:span>, altamente <text:span text:style-name="Strong_20_Emphasis">efficienti e scalabili</text:span>, migliorando sensibilmente le prestazioni rispetto agli approcci generici.</text:p>
      <text:p text:style-name="Text_20_body"/>
      <text:p text:style-name="P4">Come utilizzare TE-CCL ?</text:p>
      <text:p text:style-name="P5">L’utilizzo di <text:span text:style-name="Strong_20_Emphasis">TE-CCL</text:span> da parte di un utente inizia con la definizione di un file di <text:span text:style-name="Strong_20_Emphasis">configurazione JSON</text:span>. Questo file descrive tutti i parametri necessari per costruire il modello della rete, impostare le caratteristiche del problema di ottimizzazione e specificare le modalità di esecuzione. La sezione <text:span text:style-name="Source_20_Text">TopologyParams</text:span> consente all’utente di selezionare la <text:span text:style-name="Strong_20_Emphasis">topologia</text:span> del sistema (ad esempio Dragonfly, Torus, ecc.) e di definire dimensioni, connettività e caratteristiche come la <text:span text:style-name="Strong_20_Emphasis">capacità dei link</text:span> e le <text:span text:style-name="Strong_20_Emphasis">latenze</text:span> associate. Parametri come la dimensione dei messaggi, il numero di nodi e la struttura dei gruppi o router vengono inseriti in modo esplicito per costruire fedelmente il grafo della rete.</text:p>
      <text:p text:style-name="Text_20_body">La sezione <text:span text:style-name="Source_20_Text">GurobiParams</text:span> contiene invece le impostazioni per il <text:span text:style-name="Strong_20_Emphasis">solver Gurobi</text:span>, che TE-CCL utilizza per risolvere il modello di ottimizzazione. L’utente può specificare limiti di tempo, tolleranze numeriche, strategie di risoluzione e dettagli relativi all’output. Questi parametri controllano il bilanciamento tra qualità della soluzione e tempi di calcolo, rendendo TE-CCL flessibile sia per analisi rapide che per ricerche più approfondite.</text:p>
      <text:p text:style-name="Text_20_body"><text:soft-page-break/>Infine, la sezione <text:span text:style-name="Source_20_Text">InstanceParams</text:span> permette di configurare l’<text:span text:style-name="Strong_20_Emphasis">istanza del problema</text:span>: il tipo di collettiva da simulare (come AllReduce o Broadcast), il numero di chunk in cui suddividere il messaggio, le modalità di schedulazione, e l’obiettivo da ottimizzare (es. durata della collettiva, congestione, bilanciamento del traffico). È anche possibile specificare file di log o di output per tracciare i risultati o attivare modalità di <text:span text:style-name="Strong_20_Emphasis">debug</text:span>.</text:p>
      <text:p text:style-name="Text_20_body">Una volta che il file JSON è stato preparato, l’utente può avviare TE-CCL per caricare i parametri e costruire il modello della rete. A questo punto viene utilizzata una classe specifica per la <text:span text:style-name="Strong_20_Emphasis">topologia scelta</text:span>, contenente la logica per costruire la matrice delle <text:span text:style-name="Strong_20_Emphasis">connessioni</text:span>, della <text:span text:style-name="Strong_20_Emphasis">capacità</text:span> e dei <text:span text:style-name="Strong_20_Emphasis">costi di comunicazione</text:span> (latenze, pesi). Ogni topologia è implementata come una sottoclasse di <text:span text:style-name="Source_20_Text">Topology</text:span> e ha un metodo dedicato per istanziare i nodi, collegarli tra loro, e modellare la rete come un grafo orientato con vincoli di flusso.</text:p>
      <text:p text:style-name="Text_20_body">Con la rete modellata, TE-CCL costruisce un <text:span text:style-name="Strong_20_Emphasis">problema di flusso Multi-Commodity Flow (MCF)</text:span>, dove ogni comunicazione tra due nodi rappresenta una <text:span text:style-name="Strong_20_Emphasis">commodity distinta</text:span>. Il sistema cerca una soluzione che soddisfi la domanda di comunicazione tra i nodi, rispettando i limiti di capacità della rete. Questo problema viene tradotto in un modello matematico e passato a <text:span text:style-name="Strong_20_Emphasis">Gurobi</text:span>, che calcola una <text:span text:style-name="Strong_20_Emphasis">soluzione ottimale</text:span> in base all’obiettivo selezionato. Il processo può essere completamente automatico, senza bisogno di intervento manuale durante la risoluzione.</text:p>
      <text:p text:style-name="Text_20_body">Alla fine dell’esecuzione, TE-CCL produce un <text:span text:style-name="Strong_20_Emphasis">file di output JSON</text:span> che contiene lo <text:span text:style-name="Strong_20_Emphasis">schedule delle comunicazioni</text:span> ottimizzato. Questo include informazioni come la durata prevista di ogni <text:span text:style-name="Strong_20_Emphasis">epoch</text:span>, il numero di <text:span text:style-name="Strong_20_Emphasis">epoch necessari</text:span> per completare la collettiva, la <text:span text:style-name="Strong_20_Emphasis">banda effettivamente utilizzata</text:span>, e i <text:span text:style-name="Strong_20_Emphasis">flussi dettagliati</text:span> che indicano il percorso di ogni chunk attraverso la rete. L’output può essere utilizzato per <text:span text:style-name="Strong_20_Emphasis">valutare le prestazioni</text:span> di una rete, per confrontare strategie alternative o per generare automaticamente tabelle di routing per implementazioni reali.</text:p>
      <text:p text:style-name="P5"/>
      <text:p text:style-name="Text_20_body"/>
      <text:p text:style-name="P6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22:36:30.023864451</meta:creation-date>
    <dc:date>2025-06-02T13:33:03.180723043</dc:date>
    <meta:editing-duration>PT19H41M35S</meta:editing-duration>
    <meta:editing-cycles>5</meta:editing-cycles>
    <meta:generator>LibreOffice/24.8.6.2$Linux_X86_64 LibreOffice_project/480$Build-2</meta:generator>
    <meta:document-statistic meta:table-count="0" meta:image-count="0" meta:object-count="0" meta:page-count="3" meta:paragraph-count="32" meta:word-count="1054" meta:character-count="7362" meta:non-whitespace-character-count="6347"/>
  </office:meta>
</office:document-meta>
</file>